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066cc" draw:fill="solid" draw:fill-color="#009933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99cc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713cm"/>
    </style:style>
    <style:style style:name="gr8" style:family="graphic" style:parent-style-name="standard">
      <style:graphic-properties draw:stroke="none" svg:stroke-color="#000000" draw:fill="none" draw:fill-color="#ffffff" fo:min-height="0.6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0" style:family="graphic" style:parent-style-name="standard">
      <style:graphic-properties svg:stroke-color="#0066cc" draw:fill="solid" draw:fill-color="#660066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color="#ffffff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controls" svg:width="7.7cm" svg:height="7.1cm" draw:transform="skewX (-0.0047123889803838) translate (1.8cm 1.9cm)">
          <text:p/>
        </draw:rect>
        <draw:rect draw:style-name="gr2" draw:text-style-name="P2" draw:layer="controls" svg:width="7.8cm" svg:height="1.4cm" svg:x="9.7cm" svg:y="1.9cm">
          <text:p/>
        </draw:rect>
        <draw:rect draw:style-name="gr3" draw:text-style-name="P3" draw:layer="controls" svg:width="6.2cm" svg:height="1.2cm" svg:x="2.8cm" svg:y="5.2cm">
          <text:p text:style-name="P3"><text:span text:style-name="T1">HrSri trigger</text:span></text:p>
        </draw:rect>
        <draw:line draw:style-name="gr4" draw:text-style-name="P2" draw:layer="controls" svg:x1="5.8cm" svg:y1="4.3cm" svg:x2="5.8cm" svg:y2="5.2cm">
          <text:p/>
        </draw:line>
        <draw:rect draw:style-name="gr5" draw:text-style-name="P2" draw:layer="controls" svg:width="7.4cm" svg:height="2.2cm" svg:x="2cm" svg:y="2.1cm">
          <text:p/>
        </draw:rect>
        <draw:frame draw:style-name="gr6" draw:text-style-name="P5" draw:layer="controls" svg:width="5.963cm" svg:height="0.806cm" svg:x="2.137cm" svg:y="2.9cm">
          <draw:text-box>
            <text:p text:style-name="P4"><text:span text:style-name="T2">SRI request to local HLR</text:span></text:p>
          </draw:text-box>
        </draw:frame>
        <draw:frame draw:style-name="gr6" draw:text-style-name="P5" draw:layer="controls" svg:width="7.5cm" svg:height="0.806cm" svg:x="2.1cm" svg:y="2.294cm">
          <draw:text-box>
            <text:p text:style-name="P5"><text:span text:style-name="T2">SRI request from remote SMSC</text:span></text:p>
          </draw:text-box>
        </draw:frame>
        <draw:frame draw:style-name="gr6" draw:text-style-name="P5" draw:layer="controls" svg:width="6.924cm" svg:height="0.806cm" svg:x="2.152cm" svg:y="3.474cm">
          <draw:text-box>
            <text:p text:style-name="P4"><text:span text:style-name="T2">SRI response from local HLR</text:span></text:p>
          </draw:text-box>
        </draw:frame>
        <draw:rect draw:style-name="gr5" draw:text-style-name="P2" draw:layer="controls" svg:width="7.4cm" svg:height="1.5cm" svg:x="2cm" svg:y="7.3cm">
          <text:p/>
        </draw:rect>
        <draw:line draw:style-name="gr4" draw:text-style-name="P2" draw:layer="controls" svg:x1="5.8cm" svg:y1="6.4cm" svg:x2="5.8cm" svg:y2="7.3cm">
          <text:p/>
        </draw:line>
        <draw:frame draw:style-name="gr6" draw:text-style-name="P5" draw:layer="controls" svg:width="7.309cm" svg:height="0.806cm" svg:x="1.891cm" svg:y="7.294cm">
          <draw:text-box>
            <text:p text:style-name="P5"><text:span text:style-name="T2">SRI response to remote SMSC</text:span></text:p>
          </draw:text-box>
        </draw:frame>
        <draw:frame draw:style-name="gr6" draw:text-style-name="P5" draw:layer="controls" svg:width="3cm" svg:height="0.806cm" svg:x="1.9cm" svg:y="7.994cm">
          <draw:text-box>
            <text:p text:style-name="P5"><text:span text:style-name="T2">MT request</text:span></text:p>
          </draw:text-box>
        </draw:frame>
        <draw:frame draw:style-name="gr7" draw:text-style-name="P6" draw:layer="controls" svg:width="8.3cm" svg:height="0.963cm" svg:x="1.4cm" svg:y="1.037cm">
          <draw:text-box>
            <text:p text:style-name="P6"><text:span text:style-name="T3">HR procedure (SS7 connector)</text:span></text:p>
          </draw:text-box>
        </draw:frame>
        <draw:frame draw:style-name="gr8" draw:text-style-name="P6" draw:layer="controls" svg:width="8.5cm" svg:height="0.882cm" svg:x="11.6cm" svg:y="18.618cm">
          <draw:text-box>
            <text:p text:style-name="P6"><text:span text:style-name="T3">MO procedure (SS7 connector)</text:span></text:p>
          </draw:text-box>
        </draw:frame>
        <draw:rect draw:style-name="gr5" draw:text-style-name="P2" draw:layer="controls" svg:width="7.4cm" svg:height="1cm" svg:x="9.9cm" svg:y="2.1cm">
          <text:p/>
        </draw:rect>
        <draw:frame draw:style-name="gr6" draw:text-style-name="P5" draw:layer="controls" svg:width="3.093cm" svg:height="0.806cm" svg:x="10.1cm" svg:y="2.194cm">
          <draw:text-box>
            <text:p text:style-name="P5"><text:span text:style-name="T2">MO request</text:span></text:p>
          </draw:text-box>
        </draw:frame>
        <draw:rect draw:style-name="gr2" draw:text-style-name="P2" draw:layer="controls" svg:width="7.8cm" svg:height="1.6cm" svg:x="11.2cm" svg:y="4.3cm">
          <text:p/>
        </draw:rect>
        <draw:rect draw:style-name="gr5" draw:text-style-name="P2" draw:layer="controls" svg:width="7.4cm" svg:height="1.2cm" svg:x="11.4cm" svg:y="4.5cm">
          <text:p/>
        </draw:rect>
        <draw:frame draw:style-name="gr6" draw:text-style-name="P5" draw:layer="controls" svg:width="3.69cm" svg:height="0.806cm" svg:x="11.7cm" svg:y="4.7cm">
          <draw:text-box>
            <text:p text:style-name="P5"><text:span text:style-name="T2">SMPP request</text:span></text:p>
          </draw:text-box>
        </draw:frame>
        <draw:frame draw:style-name="gr8" draw:text-style-name="P6" draw:layer="controls" svg:width="5.1cm" svg:height="0.882cm" svg:x="11.4cm" svg:y="3.518cm">
          <draw:text-box>
            <text:p text:style-name="P6"><text:span text:style-name="T3">SMPP connector</text:span></text:p>
          </draw:text-box>
        </draw:frame>
        <draw:rect draw:style-name="gr2" draw:text-style-name="P2" draw:layer="controls" svg:width="7.8cm" svg:height="1.6cm" svg:x="11.2cm" svg:y="7cm">
          <text:p/>
        </draw:rect>
        <draw:rect draw:style-name="gr5" draw:text-style-name="P2" draw:layer="controls" svg:width="7.4cm" svg:height="1.2cm" svg:x="11.4cm" svg:y="7.2cm">
          <text:p/>
        </draw:rect>
        <draw:frame draw:style-name="gr8" draw:text-style-name="P6" draw:layer="controls" svg:width="5.1cm" svg:height="0.882cm" svg:x="11.4cm" svg:y="6.118cm">
          <draw:text-box>
            <text:p text:style-name="P6"><text:span text:style-name="T3">HTTP connector</text:span></text:p>
          </draw:text-box>
        </draw:frame>
        <draw:frame draw:style-name="gr6" draw:text-style-name="P5" draw:layer="controls" svg:width="3.575cm" svg:height="0.806cm" svg:x="11.7cm" svg:y="7.4cm">
          <draw:text-box>
            <text:p text:style-name="P5"><text:span text:style-name="T2">HTTP request</text:span></text:p>
          </draw:text-box>
        </draw:frame>
        <draw:rect draw:style-name="gr2" draw:text-style-name="P2" draw:layer="controls" svg:width="7.8cm" svg:height="1.7cm" svg:x="11.2cm" svg:y="9.5cm">
          <text:p/>
        </draw:rect>
        <draw:rect draw:style-name="gr5" draw:text-style-name="P2" draw:layer="controls" svg:width="7.4cm" svg:height="1.2cm" svg:x="11.4cm" svg:y="9.7cm">
          <text:p/>
        </draw:rect>
        <draw:frame draw:style-name="gr8" draw:text-style-name="P6" draw:layer="controls" svg:width="5.1cm" svg:height="0.882cm" svg:x="11.4cm" svg:y="8.718cm">
          <draw:text-box>
            <text:p text:style-name="P6"><text:span text:style-name="T3">SIP connector</text:span></text:p>
          </draw:text-box>
        </draw:frame>
        <draw:frame draw:style-name="gr9" draw:text-style-name="P5" draw:layer="controls" svg:width="7cm" svg:height="0.806cm" svg:x="11.6cm" svg:y="9.9cm">
          <draw:text-box>
            <text:p text:style-name="P5"><text:span text:style-name="T2">SIP MESSAGE request</text:span></text:p>
          </draw:text-box>
        </draw:frame>
        <draw:rect draw:style-name="gr10" draw:text-style-name="P3" draw:layer="controls" svg:width="8.3cm" svg:height="1.3cm" svg:x="6.4cm" svg:y="13.3cm">
          <text:p text:style-name="P3"><text:span text:style-name="T1">Diameter server request</text:span></text:p>
        </draw:rect>
        <draw:rect draw:style-name="gr3" draw:text-style-name="P3" draw:layer="controls" svg:width="6.2cm" svg:height="1.2cm" svg:x="7.5cm" svg:y="15.9cm">
          <text:p text:style-name="P3"><text:span text:style-name="T1">Arrival trigger</text:span></text:p>
        </draw:rect>
        <draw:rect draw:style-name="gr2" draw:text-style-name="P2" draw:layer="controls" svg:width="7.8cm" svg:height="1.7cm" svg:x="1.2cm" svg:y="19.6cm">
          <text:p/>
        </draw:rect>
        <draw:rect draw:style-name="gr5" draw:text-style-name="P2" draw:layer="controls" svg:width="7.4cm" svg:height="1.2cm" svg:x="1.4cm" svg:y="19.8cm">
          <text:p/>
        </draw:rect>
        <draw:frame draw:style-name="gr7" draw:text-style-name="P6" draw:layer="controls" svg:width="8.3cm" svg:height="0.963cm" svg:x="1.2cm" svg:y="18.737cm">
          <draw:text-box>
            <text:p text:style-name="P6"><text:span text:style-name="T3">HR procedure (SS7 connector)</text:span></text:p>
          </draw:text-box>
        </draw:frame>
        <draw:frame draw:style-name="gr6" draw:text-style-name="P5" draw:layer="controls" svg:width="3.385cm" svg:height="0.806cm" svg:x="1.8cm" svg:y="19.994cm">
          <draw:text-box>
            <text:p text:style-name="P5"><text:span text:style-name="T2">MT response</text:span></text:p>
          </draw:text-box>
        </draw:frame>
        <draw:rect draw:style-name="gr2" draw:text-style-name="P2" draw:layer="controls" svg:width="7.8cm" svg:height="1.7cm" svg:x="11.8cm" svg:y="19.6cm">
          <text:p/>
        </draw:rect>
        <draw:rect draw:style-name="gr5" draw:text-style-name="P2" draw:layer="controls" svg:width="7.4cm" svg:height="1.2cm" svg:x="12cm" svg:y="19.8cm">
          <text:p/>
        </draw:rect>
        <draw:frame draw:style-name="gr6" draw:text-style-name="P5" draw:layer="controls" svg:width="3.478cm" svg:height="0.806cm" svg:x="12.3cm" svg:y="19.994cm">
          <draw:text-box>
            <text:p text:style-name="P5"><text:span text:style-name="T2">MO response</text:span></text:p>
          </draw:text-box>
        </draw:frame>
        <draw:frame draw:style-name="gr8" draw:text-style-name="P6" draw:layer="controls" svg:width="8.5cm" svg:height="0.882cm" svg:x="9.7cm" svg:y="1.118cm">
          <draw:text-box>
            <text:p text:style-name="P6"><text:span text:style-name="T3">MO procedure (SS7 connector)</text:span></text:p>
          </draw:text-box>
        </draw:frame>
        <draw:rect draw:style-name="gr2" draw:text-style-name="P2" draw:layer="controls" svg:width="7.8cm" svg:height="1.7cm" svg:x="1.2cm" svg:y="22.5cm">
          <text:p/>
        </draw:rect>
        <draw:rect draw:style-name="gr5" draw:text-style-name="P2" draw:layer="controls" svg:width="7.4cm" svg:height="1.2cm" svg:x="1.4cm" svg:y="22.7cm">
          <text:p/>
        </draw:rect>
        <draw:frame draw:style-name="gr8" draw:text-style-name="P6" draw:layer="controls" svg:width="5.1cm" svg:height="0.882cm" svg:x="1.3cm" svg:y="21.6cm">
          <draw:text-box>
            <text:p text:style-name="P6"><text:span text:style-name="T3">SMPP connector</text:span></text:p>
          </draw:text-box>
        </draw:frame>
        <draw:frame draw:style-name="gr6" draw:text-style-name="P5" draw:layer="controls" svg:width="4.075cm" svg:height="0.806cm" svg:x="1.6cm" svg:y="22.994cm">
          <draw:text-box>
            <text:p text:style-name="P5"><text:span text:style-name="T2">SMPP response</text:span></text:p>
          </draw:text-box>
        </draw:frame>
        <draw:frame draw:style-name="gr8" draw:text-style-name="P6" draw:layer="controls" svg:width="5.1cm" svg:height="0.882cm" svg:x="11.9cm" svg:y="21.518cm">
          <draw:text-box>
            <text:p text:style-name="P6"><text:span text:style-name="T3">HTTP connector</text:span></text:p>
          </draw:text-box>
        </draw:frame>
        <draw:rect draw:style-name="gr2" draw:text-style-name="P2" draw:layer="controls" svg:width="7.8cm" svg:height="1.7cm" svg:x="11.8cm" svg:y="22.5cm">
          <text:p/>
        </draw:rect>
        <draw:rect draw:style-name="gr5" draw:text-style-name="P2" draw:layer="controls" svg:width="7.4cm" svg:height="1.2cm" svg:x="12cm" svg:y="22.7cm">
          <text:p/>
        </draw:rect>
        <draw:frame draw:style-name="gr6" draw:text-style-name="P5" draw:layer="controls" svg:width="3.961cm" svg:height="0.806cm" svg:x="12.339cm" svg:y="22.894cm">
          <draw:text-box>
            <text:p text:style-name="P5"><text:span text:style-name="T2">HTTP response</text:span></text:p>
          </draw:text-box>
        </draw:frame>
        <draw:frame draw:style-name="gr8" draw:text-style-name="P6" draw:layer="controls" svg:width="5.1cm" svg:height="0.882cm" svg:x="12.1cm" svg:y="24.418cm">
          <draw:text-box>
            <text:p text:style-name="P6"><text:span text:style-name="T3">SIP connector</text:span></text:p>
          </draw:text-box>
        </draw:frame>
        <draw:rect draw:style-name="gr2" draw:text-style-name="P2" draw:layer="controls" svg:width="7.8cm" svg:height="1.7cm" svg:x="11.8cm" svg:y="25.2cm">
          <text:p/>
        </draw:rect>
        <draw:rect draw:style-name="gr5" draw:text-style-name="P2" draw:layer="controls" svg:width="7.4cm" svg:height="1.2cm" svg:x="12cm" svg:y="25.4cm">
          <text:p/>
        </draw:rect>
        <draw:frame draw:style-name="gr9" draw:text-style-name="P5" draw:layer="controls" svg:width="7cm" svg:height="0.806cm" svg:x="12.1cm" svg:y="25.6cm">
          <draw:text-box>
            <text:p text:style-name="P5"><text:span text:style-name="T2">SIP MESSAGE response</text:span></text:p>
          </draw:text-box>
        </draw:frame>
        <draw:line draw:style-name="gr4" draw:text-style-name="P2" draw:layer="controls" svg:x1="5.8cm" svg:y1="8.8cm" svg:x2="10.6cm" svg:y2="13.3cm">
          <text:p/>
        </draw:line>
        <draw:line draw:style-name="gr4" draw:text-style-name="P2" draw:layer="controls" svg:x1="10.3cm" svg:y1="3.1cm" svg:x2="10.3cm" svg:y2="6.9cm">
          <text:p/>
        </draw:line>
        <draw:line draw:style-name="gr4" draw:text-style-name="P2" draw:layer="controls" svg:x1="11.4cm" svg:y1="5.7cm" svg:x2="10.4cm" svg:y2="8.3cm">
          <text:p/>
        </draw:line>
        <draw:line draw:style-name="gr4" draw:text-style-name="P2" draw:layer="controls" svg:x1="10.3cm" svg:y1="6.9cm" svg:x2="10.7cm" svg:y2="13.2cm">
          <text:p/>
        </draw:line>
        <draw:line draw:style-name="gr4" draw:text-style-name="P2" draw:layer="controls" svg:x1="11.4cm" svg:y1="8.4cm" svg:x2="10.5cm" svg:y2="9.8cm">
          <text:p/>
        </draw:line>
        <draw:line draw:style-name="gr4" draw:text-style-name="P2" draw:layer="controls" svg:x1="11.4cm" svg:y1="10.9cm" svg:x2="10.9cm" svg:y2="13.3cm">
          <text:p/>
        </draw:line>
        <draw:line draw:style-name="gr4" draw:text-style-name="P2" draw:layer="controls" svg:x1="10.6cm" svg:y1="14.6cm" svg:x2="10.5cm" svg:y2="15.9cm">
          <text:p/>
        </draw:line>
        <draw:line draw:style-name="gr4" draw:text-style-name="P2" draw:layer="controls" svg:x1="10.5cm" svg:y1="17.2cm" svg:x2="8cm" svg:y2="19.8cm">
          <text:p/>
        </draw:line>
        <draw:line draw:style-name="gr4" draw:text-style-name="P2" draw:layer="controls" svg:x1="10.501cm" svg:y1="17.2cm" svg:x2="12.7cm" svg:y2="19.8cm">
          <text:p/>
        </draw:line>
        <draw:line draw:style-name="gr4" draw:text-style-name="P2" draw:layer="controls" svg:x1="10.501cm" svg:y1="17.2cm" svg:x2="10.4cm" svg:y2="21.3cm">
          <text:p/>
        </draw:line>
        <draw:line draw:style-name="gr4" draw:text-style-name="P2" draw:layer="controls" svg:x1="10.4cm" svg:y1="21.3cm" svg:x2="8.1cm" svg:y2="22.7cm">
          <text:p/>
        </draw:line>
        <draw:line draw:style-name="gr4" draw:text-style-name="P2" draw:layer="controls" svg:x1="10.4cm" svg:y1="21.3cm" svg:x2="12.7cm" svg:y2="22.7cm">
          <text:p/>
        </draw:line>
        <draw:line draw:style-name="gr4" draw:text-style-name="P2" draw:layer="controls" svg:x1="10.4cm" svg:y1="21.3cm" svg:x2="12.1cm" svg:y2="25.4cm">
          <text:p/>
        </draw:line>
        <draw:rect draw:style-name="gr2" draw:text-style-name="P2" draw:layer="controls" svg:width="13.1cm" svg:height="0.8cm" svg:x="2.8cm" svg:y="27.7cm">
          <text:p/>
        </draw:rect>
        <draw:frame draw:style-name="gr11" draw:text-style-name="P6" draw:layer="controls" svg:width="12.2cm" svg:height="0.882cm" svg:x="2.7cm" svg:y="27.7cm">
          <draw:text-box>
            <text:p text:style-name="P6"><text:span text:style-name="T3">To cassandra database or delivery subsystem</text:span></text:p>
          </draw:text-box>
        </draw:frame>
        <draw:line draw:style-name="gr4" draw:text-style-name="P2" draw:layer="controls" svg:x1="8cm" svg:y1="21.3cm" svg:x2="10.3cm" svg:y2="23.3cm">
          <text:p/>
        </draw:line>
        <draw:line draw:style-name="gr4" draw:text-style-name="P2" draw:layer="controls" svg:x1="12.7cm" svg:y1="21.3cm" svg:x2="10.3cm" svg:y2="23.3cm">
          <text:p/>
        </draw:line>
        <draw:line draw:style-name="gr4" draw:text-style-name="P2" draw:layer="controls" svg:x1="10.3cm" svg:y1="23.3cm" svg:x2="9cm" svg:y2="27.7cm">
          <text:p/>
        </draw:line>
        <draw:line draw:style-name="gr4" draw:text-style-name="P2" draw:layer="controls" svg:x1="8.2cm" svg:y1="24.2cm" svg:x2="8.8cm" svg:y2="27.7cm">
          <text:p/>
        </draw:line>
        <draw:line draw:style-name="gr4" draw:text-style-name="P2" draw:layer="controls" svg:x1="12cm" svg:y1="23.9cm" svg:x2="9.2cm" svg:y2="27.7cm">
          <text:p/>
        </draw:line>
        <draw:line draw:style-name="gr4" draw:text-style-name="P2" draw:layer="controls" svg:x1="12cm" svg:y1="26.6cm" svg:x2="10.8cm" svg:y2="2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01T14:38:24.28</meta:creation-date>
    <meta:generator>OpenOffice/4.1.1$Win32 OpenOffice.org_project/411m6$Build-9775</meta:generator>
    <dc:date>2016-11-01T16:34:55.59</dc:date>
    <meta:editing-duration>PT1H56M17S</meta:editing-duration>
    <meta:editing-cycles>31</meta:editing-cycles>
    <meta:document-statistic meta:object-count="71"/>
  </office:meta>
</office:document-meta>
</file>